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0-5)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ebraska (2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1</text:p>
          </table:table-cell>
          <table:table-cell office:value-type="string">
            <text:p>-.03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6</text:p>
          </table:table-cell>
          <table:table-cell office:value-type="string">
            <text:p>-.231</text:p>
          </table:table-cell>
        </table:table-row>
        <table:table-row>
          <table:table-cell office:value-type="string">
            <text:p>Nebrask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.65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812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-.5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34</text:p>
          </table:table-cell>
          <table:table-cell office:value-type="string">
            <text:p>.0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-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78</text:p>
          </table:table-cell>
          <table:table-cell office:value-type="string">
            <text:p>-.064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2.0</text:p>
          </table:table-cell>
        </table:table-row>
      </table:table>
      <table:table table:name="Sheet 3">
        <table:table-row>
          <table:table-cell office:value-type="string">
            <text:p>Nebrask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Foecke,Mikaela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.73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unter,Kell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Szabo,Anezk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ownsend,Sydne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Atherton,Hunt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Maloney,Kenzi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weet,Jazz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7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olman,Briana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lbrecht,Annika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Stivrins,Laur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Boender,Olivia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4</text:p>
          </table:table-cell>
          <table:table-cell office:value-type="string">
            <text:p>59</text:p>
          </table:table-cell>
          <table:table-cell office:value-type="string">
            <text:p>.576</text:p>
          </table:table-cell>
          <table:table-cell office:value-type="string">
            <text:p>33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